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program is written in Chuck. It was as a final project for a computer science class, and was meant to reproduce Volcano by Be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</office:meta>
</office:document-meta>
</file>